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20.58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37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8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Номер пом.</text:p>
          </table:table-cell>
          <table:table-cell table:style-name="ce1" office:value-type="string" calcext:value-type="string">
            <text:p>Наимен. пом.</text:p>
          </table:table-cell>
          <table:table-cell table:style-name="ce1" office:value-type="string" calcext:value-type="string">
            <text:p>Участок</text:p>
          </table:table-cell>
          <table:table-cell table:style-name="ce5" office:value-type="string" calcext:value-type="string">
            <text:p>Площадь, кв.м</text:p>
          </table:table-cell>
          <table:table-cell table:style-name="ce1" office:value-type="string" calcext:value-type="string">
            <text:p>Тип черновой отделки</text:p>
          </table:table-cell>
          <table:table-cell table:style-name="ce1" office:value-type="string" calcext:value-type="string">
            <text:p>Тип чистовой отделки</text:p>
          </table:table-cell>
          <table:table-cell table:style-name="ce1" office:value-type="string" calcext:value-type="string">
            <text:p>Примеч.</text:p>
          </table:table-cell>
          <table:table-cell table:style-name="ce10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альня</text:p>
          </table:table-cell>
          <table:table-cell office:value-type="string" calcext:value-type="string">
            <text:p>Стена 1-2</text:p>
          </table:table-cell>
          <table:table-cell office:value-type="float" office:value="13.4" calcext:value-type="float">
            <text:p>13,4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-3</text:p>
          </table:table-cell>
          <table:table-cell table:formula="of:=3.45*2.5" office:value-type="float" office:value="8.625" calcext:value-type="float">
            <text:p>8,6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-4</text:p>
          </table:table-cell>
          <table:table-cell table:formula="of:=2.55*4.77" office:value-type="float" office:value="12.1635" calcext:value-type="float">
            <text:p>12,16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-4</text:p>
          </table:table-cell>
          <table:table-cell table:formula="of:=2.8*3.55" office:value-type="float" office:value="9.94" calcext:value-type="float">
            <text:p>9,9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3.14" office:value-type="float" office:value="0.8164" calcext:value-type="float">
            <text:p>0,8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0.27*3.13" office:value-type="float" office:value="0.8451" calcext:value-type="float">
            <text:p>0,85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4.24*(0.264+0.26)" office:value-type="float" office:value="2.22176" calcext:value-type="float">
            <text:p>2,2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3</text:p>
          </table:table-cell>
          <table:table-cell table:formula="of:=3.17*(0.54+0.31)" office:value-type="float" office:value="2.6945" calcext:value-type="float">
            <text:p>2,6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довая</text:p>
          </table:table-cell>
          <table:table-cell office:value-type="string" calcext:value-type="string">
            <text:p>Стена 2-9</text:p>
          </table:table-cell>
          <table:table-cell table:formula="of:=2.5*2.08" office:value-type="float" office:value="5.2" calcext:value-type="float">
            <text:p>5,2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9-8</text:p>
          </table:table-cell>
          <table:table-cell table:formula="of:=2.5*2.18" office:value-type="float" office:value="5.45" calcext:value-type="float">
            <text:p>5,4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8-7</text:p>
          </table:table-cell>
          <table:table-cell table:formula="of:=[.D11]" office:value-type="float" office:value="5.2" calcext:value-type="float">
            <text:p>5,2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-7</text:p>
          </table:table-cell>
          <table:table-cell table:formula="of:=[.D12]" office:value-type="float" office:value="5.45" calcext:value-type="float">
            <text:p>5,4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</text:p>
          </table:table-cell>
          <table:table-cell table:formula="of:=2.18*2.08" office:value-type="float" office:value="4.5344" calcext:value-type="float">
            <text:p>4,5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абинет</text:p>
          </table:table-cell>
          <table:table-cell office:value-type="string" calcext:value-type="string">
            <text:p>Стена 9-10</text:p>
          </table:table-cell>
          <table:table-cell table:formula="of:=3.9*2.8" office:value-type="float" office:value="10.92" calcext:value-type="float">
            <text:p>10,9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2-13</text:p>
          </table:table-cell>
          <table:table-cell table:formula="of:=1.5*2.8+0.9*0.93" office:value-type="float" office:value="5.037" calcext:value-type="float">
            <text:p>5,0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3-15</text:p>
          </table:table-cell>
          <table:table-cell table:formula="of:=3.49*2.8" office:value-type="float" office:value="9.772" calcext:value-type="float">
            <text:p>9,7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5-9</text:p>
          </table:table-cell>
          <table:table-cell table:formula="of:=4.24*2.5" office:value-type="float" office:value="10.6" calcext:value-type="float">
            <text:p>10,6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4.34" office:value-type="float" office:value="1.1284" calcext:value-type="float">
            <text:p>1,1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0.713*2.83+0.273*1.51" office:value-type="float" office:value="2.43002" calcext:value-type="float">
            <text:p>2,4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4.34*(0.54+0.31)" office:value-type="float" office:value="3.689" calcext:value-type="float">
            <text:p>3,6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ская</text:p>
          </table:table-cell>
          <table:table-cell office:value-type="string" calcext:value-type="string">
            <text:p>Стена 20-21</text:p>
          </table:table-cell>
          <table:table-cell office:value-type="float" office:value="10.77" calcext:value-type="float">
            <text:p>10,7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1-24</text:p>
          </table:table-cell>
          <table:table-cell table:formula="of:=3.5*2.8" office:value-type="float" office:value="9.8" calcext:value-type="float">
            <text:p>9,80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4-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5-20</text:p>
          </table:table-cell>
          <table:table-cell table:formula="of:=3.5*2.5" office:value-type="float" office:value="8.75" calcext:value-type="float">
            <text:p>8,7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3.5" office:value-type="float" office:value="0.91" calcext:value-type="float">
            <text:p>0,91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3.5*0.28" office:value-type="float" office:value="0.98" calcext:value-type="float">
            <text:p>0,98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3.5*(0.29+0.31)" office:value-type="float" office:value="2.1" calcext:value-type="float">
            <text:p>2,1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Стена 31-32</text:p>
          </table:table-cell>
          <table:table-cell table:formula="of:=2.92*2.8" office:value-type="float" office:value="8.176" calcext:value-type="float">
            <text:p>8,18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2-35</text:p>
          </table:table-cell>
          <table:table-cell table:formula="of:=3.05*2.8" office:value-type="float" office:value="8.54" calcext:value-type="float">
            <text:p>8,5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5-36</text:p>
          </table:table-cell>
          <table:table-cell office:value-type="float" office:value="7.56" calcext:value-type="float">
            <text:p>7,56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6-30</text:p>
          </table:table-cell>
          <table:table-cell table:formula="of:=(1.73+0.22)*2.51" office:value-type="float" office:value="4.8945" calcext:value-type="float">
            <text:p>4,89</text:p>
          </table:table-cell>
          <table:table-cell office:value-type="string" calcext:value-type="string">
            <text:p>бетон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0-31</text:p>
          </table:table-cell>
          <table:table-cell table:formula="of:=1.27*2.8" office:value-type="float" office:value="3.556" calcext:value-type="float">
            <text:p>3,56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</text:p>
          </table:table-cell>
          <table:table-cell table:formula="of:=0.3*(1.88+0.3+0.43)+0.96" office:value-type="float" office:value="1.743" calcext:value-type="float">
            <text:p>1,7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2.1</text:p>
          </table:table-cell>
          <table:table-cell table:formula="of:=(0.09*2+0.08)*3.05" office:value-type="float" office:value="0.793" calcext:value-type="float">
            <text:p>0,7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.2</text:p>
          </table:table-cell>
          <table:table-cell table:formula="of:=3.05*0.273" office:value-type="float" office:value="0.83265" calcext:value-type="float">
            <text:p>0,8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оридор</text:p>
          </table:table-cell>
          <table:table-cell office:value-type="string" calcext:value-type="string">
            <text:p>Стена 3-7</text:p>
          </table:table-cell>
          <table:table-cell table:formula="of:=1.11*2.8" office:value-type="float" office:value="3.108" calcext:value-type="float">
            <text:p>3,11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7-8</text:p>
          </table:table-cell>
          <table:table-cell table:formula="of:=2.08*2.8" office:value-type="float" office:value="5.824" calcext:value-type="float">
            <text:p>5,8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8-15</text:p>
          </table:table-cell>
          <table:table-cell table:formula="of:=2.16*2.8" office:value-type="float" office:value="6.048" calcext:value-type="float">
            <text:p>6,0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5-14</text:p>
          </table:table-cell>
          <table:table-cell table:formula="of:=0.63*2.5" office:value-type="float" office:value="1.575" calcext:value-type="float">
            <text:p>1,58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4-25</text:p>
          </table:table-cell>
          <table:table-cell table:formula="of:=3.58*2.8" office:value-type="float" office:value="10.024" calcext:value-type="float">
            <text:p>10,0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5-31</text:p>
          </table:table-cell>
          <table:table-cell table:formula="of:=3*2.8" office:value-type="float" office:value="8.4" calcext:value-type="float">
            <text:p>8,4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1-30</text:p>
          </table:table-cell>
          <table:table-cell table:formula="of:=1.2*2.8" office:value-type="float" office:value="3.36" calcext:value-type="float">
            <text:p>3,36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0-27</text:p>
          </table:table-cell>
          <table:table-cell table:formula="of:=3*2.7" office:value-type="float" office:value="8.1" calcext:value-type="float">
            <text:p>8,1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7-26</text:p>
          </table:table-cell>
          <table:table-cell table:formula="of:=0.27*2.7" office:value-type="float" office:value="0.729" calcext:value-type="float">
            <text:p>0,73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6-19</text:p>
          </table:table-cell>
          <table:table-cell table:formula="of:=2.7*1.53" office:value-type="float" office:value="4.131" calcext:value-type="float">
            <text:p>4,13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9-18</text:p>
          </table:table-cell>
          <table:table-cell table:formula="of:=0.98*2.8" office:value-type="float" office:value="2.744" calcext:value-type="float">
            <text:p>2,7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8-17</text:p>
          </table:table-cell>
          <table:table-cell table:formula="of:=0.21*2.8" office:value-type="float" office:value="0.588" calcext:value-type="float">
            <text:p>0,5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7-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рисунок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6-3</text:p>
          </table:table-cell>
          <table:table-cell table:formula="of:=0.98*2.7" office:value-type="float" office:value="2.646" calcext:value-type="float">
            <text:p>2,65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</text:p>
          </table:table-cell>
          <table:table-cell table:formula="of:=1.64+0.11*(1.13+0.87+0.95+0.95+4.17)" office:value-type="float" office:value="2.5277" calcext:value-type="float">
            <text:p>2,5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0.615*0.532+(0.615+0.532)*0.3" office:value-type="float" office:value="0.67128" calcext:value-type="float">
            <text:p>0,6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3</text:p>
          </table:table-cell>
          <table:table-cell table:formula="of:=1.53*(0.52+0.11)" office:value-type="float" office:value="0.9639" calcext:value-type="float">
            <text:p>0,96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4</text:p>
          </table:table-cell>
          <table:table-cell table:formula="of:=1.2*(0.11+0.11+0.31)" office:value-type="float" office:value="0.636" calcext:value-type="float">
            <text:p>0,6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5</text:p>
          </table:table-cell>
          <table:table-cell table:formula="of:=2.7*(0.25+0.11)" office:value-type="float" office:value="0.972" calcext:value-type="float">
            <text:p>0,9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9"/>
          <table:table-cell table:style-name="ce11" table:number-columns-repeated="1017"/>
        </table:table-row>
        <table:table-row table:style-name="ro2">
          <table:table-cell table:style-name="ce4" office:value-type="string" calcext:value-type="string">
            <text:p>Стены обои</text:p>
          </table:table-cell>
          <table:table-cell/>
          <table:table-cell table:style-name="ce4"/>
          <table:table-cell table:formula="of:=SUM([.D2:.D5])+SUM([.D11:.D14])+SUM([.D17:.D20])+SUM([.D25:.D28])+SUM([.D33:.D37])+SUM([.D42:.D55])" office:value-type="float" office:value="232.501" calcext:value-type="float">
            <text:p>232,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отолки</text:p>
          </table:table-cell>
          <table:table-cell table:number-columns-repeated="2"/>
          <table:table-cell table:formula="of:=[.D66]-[.D64]" office:value-type="float" office:value="31.48911" calcext:value-type="float">
            <text:p>31,4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Общее</text:p>
          </table:table-cell>
          <table:table-cell table:number-columns-repeated="2"/>
          <table:table-cell table:formula="of:=SUM([.D2:.D61])" office:value-type="float" office:value="263.99011" calcext:value-type="float">
            <text:p>263,99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.00.0000</text:date>, <text:time style:data-style-name="N2" text:time-value="20:02:59.3286207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39:43.614954811</meta:creation-date>
    <dc:date>2019-07-01T20:04:11.070088349</dc:date>
    <meta:editing-duration>PT2H17M57S</meta:editing-duration>
    <meta:editing-cycles>38</meta:editing-cycles>
    <meta:generator>LibreOffice/5.1.6.2$Linux_X86_64 LibreOffice_project/10m0$Build-2</meta:generator>
    <meta:print-date>2019-01-29T08:23:59.725649046</meta:print-date>
    <meta:document-statistic meta:table-count="1" meta:cell-count="249" meta:object-count="0"/>
  </office:meta>
</office:document-meta>
</file>